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25-01-2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23-12-2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23-01-1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22-01-1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21-01-0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20-01-08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9-01-2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8-01-0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7-01-05 15:1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6-01-12 14:3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3-01-24 15:06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2-01-09 19:0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1-01-06 23:4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10-01-04 17:36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09-01-14 21:3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08-01-04 17:0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07-01-10 20:3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06-01-09 14:5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3098442402</text:p>
          </table:table-cell>
          <table:table-cell office:value-type="string" calcext:value-type="string">
            <text:p>2005-01-10 18:36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